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5.86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8.63mm"/>
    </style:style>
    <style:style style:name="co8" style:family="table-column">
      <style:table-column-properties fo:break-before="auto" style:column-width="42.23mm"/>
    </style:style>
    <style:style style:name="co9" style:family="table-column">
      <style:table-column-properties fo:break-before="auto" style:column-width="58.56mm"/>
    </style:style>
    <style:style style:name="co15" style:family="table-column">
      <style:table-column-properties fo:break-before="auto" style:column-width="35.88mm"/>
    </style:style>
    <style:style style:name="co16" style:family="table-column">
      <style:table-column-properties fo:break-before="auto" style:column-width="28.01mm"/>
    </style:style>
    <style:style style:name="co17" style:family="table-column">
      <style:table-column-properties fo:break-before="auto" style:column-width="29.35mm"/>
    </style:style>
    <style:style style:name="co13" style:family="table-column">
      <style:table-column-properties fo:break-before="auto" style:column-width="57.73mm"/>
    </style:style>
    <style:style style:name="co14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33.5mm"/>
    </style:style>
    <style:style style:name="co20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13" table:default-cell-style-name="Default"/>
        <table:table-row table:style-name="ro1"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5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8.5" calcext:value-type="float">
            <text:p>38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.2" calcext:value-type="float">
            <text:p>32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.2" calcext:value-type="float">
            <text:p>38,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8"/>
          <table:table-cell table:number-columns-repeated="5"/>
        </table:table-row>
        <table:table-row table:style-name="ro1">
          <table:table-cell table:style-name="ce11"/>
          <table:table-cell table:number-columns-repeated="2"/>
          <table:table-cell table:style-name="ce28"/>
          <table:table-cell table:number-columns-repeated="2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7.57161191" calcext:value-type="float">
            <text:p>37,5716119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3649214659686" calcext:value-type="float">
            <text:p>32,3649214659686</text:p>
          </table:table-cell>
          <table:table-cell table:formula="of:=[.A10]*3.14/12*([.B10]*[.B10]+[.B10]*[.$B$2]+[.$B$2]*[.$B$2])/1000" office:value-type="float" office:value="0.818095236990488" calcext:value-type="float">
            <text:p>0,818095236990488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3649214659686" calcext:value-type="float">
            <text:p>32,3649214659686</text:p>
          </table:table-cell>
          <table:table-cell table:formula="of:=[.D10]*3.14/12*([.E10]*[.E10]+[.E10]*[.$B$2]+[.$B$2]*[.$B$2])/1000" office:value-type="float" office:value="0.818095236990488" calcext:value-type="float">
            <text:p>0,818095236990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5298429319372" calcext:value-type="float">
            <text:p>32,5298429319372</text:p>
          </table:table-cell>
          <table:table-cell table:formula="of:=[.A11]*3.14/12*([.B11]*[.B11]+[.B11]*[.$B$2]+[.$B$2]*[.$B$2])/1000" office:value-type="float" office:value="1.64457061634275" calcext:value-type="float">
            <text:p>1,64457061634275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4473821989529" calcext:value-type="float">
            <text:p>32,4473821989529</text:p>
          </table:table-cell>
          <table:table-cell table:formula="of:=[.D11]*3.14/12*([.E11]*[.E11]+[.E11]*[.$B$2]+[.$B$2]*[.$B$2])/1000" office:value-type="float" office:value="1.2302827399607" calcext:value-type="float">
            <text:p>1,2302827399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6947643979058" calcext:value-type="float">
            <text:p>32,6947643979058</text:p>
          </table:table-cell>
          <table:table-cell table:formula="of:=[.A12]*3.14/12*([.B12]*[.B12]+[.B12]*[.$B$2]+[.$B$2]*[.$B$2])/1000" office:value-type="float" office:value="2.479468840628" calcext:value-type="float">
            <text:p>2,479468840628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5298429319372" calcext:value-type="float">
            <text:p>32,5298429319372</text:p>
          </table:table-cell>
          <table:table-cell table:formula="of:=[.D12]*3.14/12*([.E12]*[.E12]+[.E12]*[.$B$2]+[.$B$2]*[.$B$2])/1000" office:value-type="float" office:value="1.64457061634275" calcext:value-type="float">
            <text:p>1,64457061634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8596858638743" calcext:value-type="float">
            <text:p>32,8596858638743</text:p>
          </table:table-cell>
          <table:table-cell table:formula="of:=[.A13]*3.14/12*([.B13]*[.B13]+[.B13]*[.$B$2]+[.$B$2]*[.$B$2])/1000" office:value-type="float" office:value="3.32283261241742" calcext:value-type="float">
            <text:p>3,32283261241742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6123036649215" calcext:value-type="float">
            <text:p>32,6123036649215</text:p>
          </table:table-cell>
          <table:table-cell table:formula="of:=[.D13]*3.14/12*([.E13]*[.E13]+[.E13]*[.$B$2]+[.$B$2]*[.$B$2])/1000" office:value-type="float" office:value="2.06096420395805" calcext:value-type="float">
            <text:p>2,06096420395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3.0246073298429" calcext:value-type="float">
            <text:p>33,0246073298429</text:p>
          </table:table-cell>
          <table:table-cell table:formula="of:=[.A14]*3.14/12*([.B14]*[.B14]+[.B14]*[.$B$2]+[.$B$2]*[.$B$2])/1000" office:value-type="float" office:value="4.17470463428223" calcext:value-type="float">
            <text:p>4,17470463428223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6947643979058" calcext:value-type="float">
            <text:p>32,6947643979058</text:p>
          </table:table-cell>
          <table:table-cell table:formula="of:=[.D14]*3.14/12*([.E14]*[.E14]+[.E14]*[.$B$2]+[.$B$2]*[.$B$2])/1000" office:value-type="float" office:value="2.479468840628" calcext:value-type="float">
            <text:p>2,479468840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3.1895287958115" calcext:value-type="float">
            <text:p>33,1895287958115</text:p>
          </table:table-cell>
          <table:table-cell table:formula="of:=[.A15]*3.14/12*([.B15]*[.B15]+[.B15]*[.$B$2]+[.$B$2]*[.$B$2])/1000" office:value-type="float" office:value="5.03512760879362" calcext:value-type="float">
            <text:p>5,03512760879362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7772251308901" calcext:value-type="float">
            <text:p>32,7772251308901</text:p>
          </table:table-cell>
          <table:table-cell table:formula="of:=[.D15]*3.14/12*([.E15]*[.E15]+[.E15]*[.$B$2]+[.$B$2]*[.$B$2])/1000" office:value-type="float" office:value="2.90008986417399" calcext:value-type="float">
            <text:p>2,90008986417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3.3544502617801" calcext:value-type="float">
            <text:p>33,3544502617801</text:p>
          </table:table-cell>
          <table:table-cell table:formula="of:=[.A16]*3.14/12*([.B16]*[.B16]+[.B16]*[.$B$2]+[.$B$2]*[.$B$2])/1000" office:value-type="float" office:value="5.90414423852279" calcext:value-type="float">
            <text:p>5,90414423852279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8596858638743" calcext:value-type="float">
            <text:p>32,8596858638743</text:p>
          </table:table-cell>
          <table:table-cell table:formula="of:=[.D16]*3.14/12*([.E16]*[.E16]+[.E16]*[.$B$2]+[.$B$2]*[.$B$2])/1000" office:value-type="float" office:value="3.32283261241742" calcext:value-type="float">
            <text:p>3,32283261241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3.5193717277487" calcext:value-type="float">
            <text:p>33,5193717277487</text:p>
          </table:table-cell>
          <table:table-cell table:formula="of:=[.A17]*3.14/12*([.B17]*[.B17]+[.B17]*[.$B$2]+[.$B$2]*[.$B$2])/1000" office:value-type="float" office:value="6.78179722604095" calcext:value-type="float">
            <text:p>6,78179722604095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9421465968586" calcext:value-type="float">
            <text:p>32,9421465968586</text:p>
          </table:table-cell>
          <table:table-cell table:formula="of:=[.D17]*3.14/12*([.E17]*[.E17]+[.E17]*[.$B$2]+[.$B$2]*[.$B$2])/1000" office:value-type="float" office:value="3.7477024231797" calcext:value-type="float">
            <text:p>3,74770242317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3.6842931937173" calcext:value-type="float">
            <text:p>33,6842931937173</text:p>
          </table:table-cell>
          <table:table-cell table:formula="of:=[.A18]*3.14/12*([.B18]*[.B18]+[.B18]*[.$B$2]+[.$B$2]*[.$B$2])/1000" office:value-type="float" office:value="7.6681292739193" calcext:value-type="float">
            <text:p>7,6681292739193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3.0246073298429" calcext:value-type="float">
            <text:p>33,0246073298429</text:p>
          </table:table-cell>
          <table:table-cell table:formula="of:=[.D18]*3.14/12*([.E18]*[.E18]+[.E18]*[.$B$2]+[.$B$2]*[.$B$2])/1000" office:value-type="float" office:value="4.17470463428223" calcext:value-type="float">
            <text:p>4,17470463428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3.8492146596859" calcext:value-type="float">
            <text:p>33,8492146596859</text:p>
          </table:table-cell>
          <table:table-cell table:formula="of:=[.A19]*3.14/12*([.B19]*[.B19]+[.B19]*[.$B$2]+[.$B$2]*[.$B$2])/1000" office:value-type="float" office:value="8.56318308472904" calcext:value-type="float">
            <text:p>8,56318308472904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3.1070680628272" calcext:value-type="float">
            <text:p>33,1070680628272</text:p>
          </table:table-cell>
          <table:table-cell table:formula="of:=[.D19]*3.14/12*([.E19]*[.E19]+[.E19]*[.$B$2]+[.$B$2]*[.$B$2])/1000" office:value-type="float" office:value="4.6038445835464" calcext:value-type="float">
            <text:p>4,6038445835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4.0141361256545" calcext:value-type="float">
            <text:p>34,0141361256545</text:p>
          </table:table-cell>
          <table:table-cell table:formula="of:=[.A20]*3.14/12*([.B20]*[.B20]+[.B20]*[.$B$2]+[.$B$2]*[.$B$2])/1000" office:value-type="float" office:value="9.46700136104137" calcext:value-type="float">
            <text:p>9,46700136104137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3.1895287958115" calcext:value-type="float">
            <text:p>33,1895287958115</text:p>
          </table:table-cell>
          <table:table-cell table:formula="of:=[.D20]*3.14/12*([.E20]*[.E20]+[.E20]*[.$B$2]+[.$B$2]*[.$B$2])/1000" office:value-type="float" office:value="5.03512760879362" calcext:value-type="float">
            <text:p>5,03512760879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4.179057591623" calcext:value-type="float">
            <text:p>34,179057591623</text:p>
          </table:table-cell>
          <table:table-cell table:formula="of:=[.A21]*3.14/12*([.B21]*[.B21]+[.B21]*[.$B$2]+[.$B$2]*[.$B$2])/1000" office:value-type="float" office:value="10.3796268054275" calcext:value-type="float">
            <text:p>10,3796268054275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3.2719895287958" calcext:value-type="float">
            <text:p>33,2719895287958</text:p>
          </table:table-cell>
          <table:table-cell table:formula="of:=[.D21]*3.14/12*([.E21]*[.E21]+[.E21]*[.$B$2]+[.$B$2]*[.$B$2])/1000" office:value-type="float" office:value="5.46855904784528" calcext:value-type="float">
            <text:p>5,46855904784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4.3439790575916" calcext:value-type="float">
            <text:p>34,3439790575916</text:p>
          </table:table-cell>
          <table:table-cell table:formula="of:=[.A22]*3.14/12*([.B22]*[.B22]+[.B22]*[.$B$2]+[.$B$2]*[.$B$2])/1000" office:value-type="float" office:value="11.3011021204586" calcext:value-type="float">
            <text:p>11,3011021204586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3.3544502617801" calcext:value-type="float">
            <text:p>33,3544502617801</text:p>
          </table:table-cell>
          <table:table-cell table:formula="of:=[.D22]*3.14/12*([.E22]*[.E22]+[.E22]*[.$B$2]+[.$B$2]*[.$B$2])/1000" office:value-type="float" office:value="5.90414423852279" calcext:value-type="float">
            <text:p>5,90414423852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4.5089005235602" calcext:value-type="float">
            <text:p>34,5089005235602</text:p>
          </table:table-cell>
          <table:table-cell table:formula="of:=[.A23]*3.14/12*([.B23]*[.B23]+[.B23]*[.$B$2]+[.$B$2]*[.$B$2])/1000" office:value-type="float" office:value="12.2314700087059" calcext:value-type="float">
            <text:p>12,2314700087059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3.4369109947644" calcext:value-type="float">
            <text:p>33,4369109947644</text:p>
          </table:table-cell>
          <table:table-cell table:formula="of:=[.D23]*3.14/12*([.E23]*[.E23]+[.E23]*[.$B$2]+[.$B$2]*[.$B$2])/1000" office:value-type="float" office:value="6.34188851864755" calcext:value-type="float">
            <text:p>6,34188851864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4.6738219895288" calcext:value-type="float">
            <text:p>34,6738219895288</text:p>
          </table:table-cell>
          <table:table-cell table:formula="of:=[.A24]*3.14/12*([.B24]*[.B24]+[.B24]*[.$B$2]+[.$B$2]*[.$B$2])/1000" office:value-type="float" office:value="13.1707731727406" calcext:value-type="float">
            <text:p>13,1707731727406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3.5193717277487" calcext:value-type="float">
            <text:p>33,5193717277487</text:p>
          </table:table-cell>
          <table:table-cell table:formula="of:=[.D24]*3.14/12*([.E24]*[.E24]+[.E24]*[.$B$2]+[.$B$2]*[.$B$2])/1000" office:value-type="float" office:value="6.78179722604095" calcext:value-type="float">
            <text:p>6,78179722604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4.8387434554974" calcext:value-type="float">
            <text:p>34,8387434554974</text:p>
          </table:table-cell>
          <table:table-cell table:formula="of:=[.A25]*3.14/12*([.B25]*[.B25]+[.B25]*[.$B$2]+[.$B$2]*[.$B$2])/1000" office:value-type="float" office:value="14.1190543151339" calcext:value-type="float">
            <text:p>14,1190543151339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3.601832460733" calcext:value-type="float">
            <text:p>33,601832460733</text:p>
          </table:table-cell>
          <table:table-cell table:formula="of:=[.D25]*3.14/12*([.E25]*[.E25]+[.E25]*[.$B$2]+[.$B$2]*[.$B$2])/1000" office:value-type="float" office:value="7.2238756985244" calcext:value-type="float">
            <text:p>7,2238756985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5.003664921466" calcext:value-type="float">
            <text:p>35,003664921466</text:p>
          </table:table-cell>
          <table:table-cell table:formula="of:=[.A26]*3.14/12*([.B26]*[.B26]+[.B26]*[.$B$2]+[.$B$2]*[.$B$2])/1000" office:value-type="float" office:value="15.076356138457" calcext:value-type="float">
            <text:p>15,076356138457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3.6842931937173" calcext:value-type="float">
            <text:p>33,6842931937173</text:p>
          </table:table-cell>
          <table:table-cell table:formula="of:=[.D26]*3.14/12*([.E26]*[.E26]+[.E26]*[.$B$2]+[.$B$2]*[.$B$2])/1000" office:value-type="float" office:value="7.6681292739193" calcext:value-type="float">
            <text:p>7,66812927391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5.1685863874346" calcext:value-type="float">
            <text:p>35,1685863874346</text:p>
          </table:table-cell>
          <table:table-cell table:formula="of:=[.A27]*3.14/12*([.B27]*[.B27]+[.B27]*[.$B$2]+[.$B$2]*[.$B$2])/1000" office:value-type="float" office:value="16.0427213452811" calcext:value-type="float">
            <text:p>16,0427213452811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3.7667539267016" calcext:value-type="float">
            <text:p>33,7667539267016</text:p>
          </table:table-cell>
          <table:table-cell table:formula="of:=[.D27]*3.14/12*([.E27]*[.E27]+[.E27]*[.$B$2]+[.$B$2]*[.$B$2])/1000" office:value-type="float" office:value="8.11456329004705" calcext:value-type="float">
            <text:p>8,11456329004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5.3335078534031" calcext:value-type="float">
            <text:p>35,3335078534031</text:p>
          </table:table-cell>
          <table:table-cell table:formula="of:=[.A28]*3.14/12*([.B28]*[.B28]+[.B28]*[.$B$2]+[.$B$2]*[.$B$2])/1000" office:value-type="float" office:value="17.0181926381774" calcext:value-type="float">
            <text:p>17,0181926381774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3.8492146596859" calcext:value-type="float">
            <text:p>33,8492146596859</text:p>
          </table:table-cell>
          <table:table-cell table:formula="of:=[.D28]*3.14/12*([.E28]*[.E28]+[.E28]*[.$B$2]+[.$B$2]*[.$B$2])/1000" office:value-type="float" office:value="8.56318308472904" calcext:value-type="float">
            <text:p>8,56318308472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5.4984293193717" calcext:value-type="float">
            <text:p>35,4984293193717</text:p>
          </table:table-cell>
          <table:table-cell table:formula="of:=[.A29]*3.14/12*([.B29]*[.B29]+[.B29]*[.$B$2]+[.$B$2]*[.$B$2])/1000" office:value-type="float" office:value="18.0028127197171" calcext:value-type="float">
            <text:p>18,0028127197171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3.9316753926702" calcext:value-type="float">
            <text:p>33,9316753926702</text:p>
          </table:table-cell>
          <table:table-cell table:formula="of:=[.D29]*3.14/12*([.E29]*[.E29]+[.E29]*[.$B$2]+[.$B$2]*[.$B$2])/1000" office:value-type="float" office:value="9.01399399578668" calcext:value-type="float">
            <text:p>9,013993995786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5.6633507853403" calcext:value-type="float">
            <text:p>35,6633507853403</text:p>
          </table:table-cell>
          <table:table-cell table:formula="of:=[.A30]*3.14/12*([.B30]*[.B30]+[.B30]*[.$B$2]+[.$B$2]*[.$B$2])/1000" office:value-type="float" office:value="18.9966242924714" calcext:value-type="float">
            <text:p>18,9966242924714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4.0141361256545" calcext:value-type="float">
            <text:p>34,0141361256545</text:p>
          </table:table-cell>
          <table:table-cell table:formula="of:=[.D30]*3.14/12*([.E30]*[.E30]+[.E30]*[.$B$2]+[.$B$2]*[.$B$2])/1000" office:value-type="float" office:value="9.46700136104137" calcext:value-type="float">
            <text:p>9,467001361041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5.8282722513089" calcext:value-type="float">
            <text:p>35,8282722513089</text:p>
          </table:table-cell>
          <table:table-cell table:formula="of:=[.A31]*3.14/12*([.B31]*[.B31]+[.B31]*[.$B$2]+[.$B$2]*[.$B$2])/1000" office:value-type="float" office:value="19.9996700590115" calcext:value-type="float">
            <text:p>19,9996700590115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4.1106151832461" calcext:value-type="float">
            <text:p>34,1106151832461</text:p>
          </table:table-cell>
          <table:table-cell table:formula="of:=[.D31]*3.14/12*([.E31]*[.E31]+[.E31]*[.$B$2]+[.$B$2]*[.$B$2])/1000" office:value-type="float" office:value="9.99981542724602" calcext:value-type="float">
            <text:p>9,999815427246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5.9931937172775" calcext:value-type="float">
            <text:p>35,9931937172775</text:p>
          </table:table-cell>
          <table:table-cell table:formula="of:=[.A32]*3.14/12*([.B32]*[.B32]+[.B32]*[.$B$2]+[.$B$2]*[.$B$2])/1000" office:value-type="float" office:value="21.0119927219087" calcext:value-type="float">
            <text:p>21,0119927219087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4.179057591623" calcext:value-type="float">
            <text:p>34,179057591623</text:p>
          </table:table-cell>
          <table:table-cell table:formula="of:=[.D32]*3.14/12*([.E32]*[.E32]+[.E32]*[.$B$2]+[.$B$2]*[.$B$2])/1000" office:value-type="float" office:value="10.3796268054275" calcext:value-type="float">
            <text:p>10,37962680542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6.1581151832461" calcext:value-type="float">
            <text:p>36,1581151832461</text:p>
          </table:table-cell>
          <table:table-cell table:formula="of:=[.A33]*3.14/12*([.B33]*[.B33]+[.B33]*[.$B$2]+[.$B$2]*[.$B$2])/1000" office:value-type="float" office:value="22.033634983734" calcext:value-type="float">
            <text:p>22,033634983734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4.2615183246073" calcext:value-type="float">
            <text:p>34,2615183246073</text:p>
          </table:table-cell>
          <table:table-cell table:formula="of:=[.D33]*3.14/12*([.E33]*[.E33]+[.E33]*[.$B$2]+[.$B$2]*[.$B$2])/1000" office:value-type="float" office:value="10.8392555602017" calcext:value-type="float">
            <text:p>10,839255560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6.3230366492147" calcext:value-type="float">
            <text:p>36,3230366492147</text:p>
          </table:table-cell>
          <table:table-cell table:formula="of:=[.A34]*3.14/12*([.B34]*[.B34]+[.B34]*[.$B$2]+[.$B$2]*[.$B$2])/1000" office:value-type="float" office:value="23.0646395470587" calcext:value-type="float">
            <text:p>23,0646395470587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4.3439790575916" calcext:value-type="float">
            <text:p>34,3439790575916</text:p>
          </table:table-cell>
          <table:table-cell table:formula="of:=[.D34]*3.14/12*([.E34]*[.E34]+[.E34]*[.$B$2]+[.$B$2]*[.$B$2])/1000" office:value-type="float" office:value="11.3011021204586" calcext:value-type="float">
            <text:p>11,30110212045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6.4879581151832" calcext:value-type="float">
            <text:p>36,4879581151832</text:p>
          </table:table-cell>
          <table:table-cell table:formula="of:=[.A35]*3.14/12*([.B35]*[.B35]+[.B35]*[.$B$2]+[.$B$2]*[.$B$2])/1000" office:value-type="float" office:value="24.1050491144541" calcext:value-type="float">
            <text:p>24,1050491144541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4.4264397905759" calcext:value-type="float">
            <text:p>34,4264397905759</text:p>
          </table:table-cell>
          <table:table-cell table:formula="of:=[.D35]*3.14/12*([.E35]*[.E35]+[.E35]*[.$B$2]+[.$B$2]*[.$B$2])/1000" office:value-type="float" office:value="11.7651718240195" calcext:value-type="float">
            <text:p>11,7651718240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6.6528795811518" calcext:value-type="float">
            <text:p>36,6528795811518</text:p>
          </table:table-cell>
          <table:table-cell table:formula="of:=[.A36]*3.14/12*([.B36]*[.B36]+[.B36]*[.$B$2]+[.$B$2]*[.$B$2])/1000" office:value-type="float" office:value="25.1549063884913" calcext:value-type="float">
            <text:p>25,1549063884913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4.5089005235602" calcext:value-type="float">
            <text:p>34,5089005235602</text:p>
          </table:table-cell>
          <table:table-cell table:formula="of:=[.D36]*3.14/12*([.E36]*[.E36]+[.E36]*[.$B$2]+[.$B$2]*[.$B$2])/1000" office:value-type="float" office:value="12.2314700087059" calcext:value-type="float">
            <text:p>12,23147000870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6.8178010471204" calcext:value-type="float">
            <text:p>36,8178010471204</text:p>
          </table:table-cell>
          <table:table-cell table:formula="of:=[.A37]*3.14/12*([.B37]*[.B37]+[.B37]*[.$B$2]+[.$B$2]*[.$B$2])/1000" office:value-type="float" office:value="26.2142540717415" calcext:value-type="float">
            <text:p>26,2142540717415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4.5913612565445" calcext:value-type="float">
            <text:p>34,5913612565445</text:p>
          </table:table-cell>
          <table:table-cell table:formula="of:=[.D37]*3.14/12*([.E37]*[.E37]+[.E37]*[.$B$2]+[.$B$2]*[.$B$2])/1000" office:value-type="float" office:value="12.7000020123391" calcext:value-type="float">
            <text:p>12,7000020123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6.982722513089" calcext:value-type="float">
            <text:p>36,982722513089</text:p>
          </table:table-cell>
          <table:table-cell table:formula="of:=[.A38]*3.14/12*([.B38]*[.B38]+[.B38]*[.$B$2]+[.$B$2]*[.$B$2])/1000" office:value-type="float" office:value="27.2831348667759" calcext:value-type="float">
            <text:p>27,283134866775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4.6738219895288" calcext:value-type="float">
            <text:p>34,6738219895288</text:p>
          </table:table-cell>
          <table:table-cell table:formula="of:=[.D38]*3.14/12*([.E38]*[.E38]+[.E38]*[.$B$2]+[.$B$2]*[.$B$2])/1000" office:value-type="float" office:value="13.1707731727406" calcext:value-type="float">
            <text:p>13,17077317274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7.1476439790576" calcext:value-type="float">
            <text:p>37,1476439790576</text:p>
          </table:table-cell>
          <table:table-cell table:formula="of:=[.A39]*3.14/12*([.B39]*[.B39]+[.B39]*[.$B$2]+[.$B$2]*[.$B$2])/1000" office:value-type="float" office:value="28.3615914761657" calcext:value-type="float">
            <text:p>28,3615914761657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4.7562827225131" calcext:value-type="float">
            <text:p>34,7562827225131</text:p>
          </table:table-cell>
          <table:table-cell table:formula="of:=[.D39]*3.14/12*([.E39]*[.E39]+[.E39]*[.$B$2]+[.$B$2]*[.$B$2])/1000" office:value-type="float" office:value="13.6437888277317" calcext:value-type="float">
            <text:p>13,643788827731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4.8387434554974" calcext:value-type="float">
            <text:p>34,8387434554974</text:p>
          </table:table-cell>
          <table:table-cell table:formula="of:=[.D40]*3.14/12*([.E40]*[.E40]+[.E40]*[.$B$2]+[.$B$2]*[.$B$2])/1000" office:value-type="float" office:value="14.1190543151339" calcext:value-type="float">
            <text:p>14,1190543151339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4.9212041884817" calcext:value-type="float">
            <text:p>34,9212041884817</text:p>
          </table:table-cell>
          <table:table-cell table:formula="of:=[.D41]*3.14/12*([.E41]*[.E41]+[.E41]*[.$B$2]+[.$B$2]*[.$B$2])/1000" office:value-type="float" office:value="14.5965749727685" calcext:value-type="float">
            <text:p>14,596574972768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5.003664921466" calcext:value-type="float">
            <text:p>35,003664921466</text:p>
          </table:table-cell>
          <table:table-cell table:formula="of:=[.D42]*3.14/12*([.E42]*[.E42]+[.E42]*[.$B$2]+[.$B$2]*[.$B$2])/1000" office:value-type="float" office:value="15.076356138457" calcext:value-type="float">
            <text:p>15,076356138457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5.0861256544503" calcext:value-type="float">
            <text:p>35,0861256544503</text:p>
          </table:table-cell>
          <table:table-cell table:formula="of:=[.D43]*3.14/12*([.E43]*[.E43]+[.E43]*[.$B$2]+[.$B$2]*[.$B$2])/1000" office:value-type="float" office:value="15.5584031500207" calcext:value-type="float">
            <text:p>15,558403150020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5.1685863874346" calcext:value-type="float">
            <text:p>35,1685863874346</text:p>
          </table:table-cell>
          <table:table-cell table:formula="of:=[.D44]*3.14/12*([.E44]*[.E44]+[.E44]*[.$B$2]+[.$B$2]*[.$B$2])/1000" office:value-type="float" office:value="16.0427213452811" calcext:value-type="float">
            <text:p>16,0427213452811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5.2510471204188" calcext:value-type="float">
            <text:p>35,2510471204188</text:p>
          </table:table-cell>
          <table:table-cell table:formula="of:=[.D45]*3.14/12*([.E45]*[.E45]+[.E45]*[.$B$2]+[.$B$2]*[.$B$2])/1000" office:value-type="float" office:value="16.5293160620595" calcext:value-type="float">
            <text:p>16,5293160620595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5.3335078534031" calcext:value-type="float">
            <text:p>35,3335078534031</text:p>
          </table:table-cell>
          <table:table-cell table:formula="of:=[.D46]*3.14/12*([.E46]*[.E46]+[.E46]*[.$B$2]+[.$B$2]*[.$B$2])/1000" office:value-type="float" office:value="17.0181926381774" calcext:value-type="float">
            <text:p>17,018192638177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5.4159685863874" calcext:value-type="float">
            <text:p>35,4159685863874</text:p>
          </table:table-cell>
          <table:table-cell table:formula="of:=[.D47]*3.14/12*([.E47]*[.E47]+[.E47]*[.$B$2]+[.$B$2]*[.$B$2])/1000" office:value-type="float" office:value="17.5093564114561" calcext:value-type="float">
            <text:p>17,509356411456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5.4984293193717" calcext:value-type="float">
            <text:p>35,4984293193717</text:p>
          </table:table-cell>
          <table:table-cell table:formula="of:=[.D48]*3.14/12*([.E48]*[.E48]+[.E48]*[.$B$2]+[.$B$2]*[.$B$2])/1000" office:value-type="float" office:value="18.0028127197171" calcext:value-type="float">
            <text:p>18,0028127197171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5.580890052356" calcext:value-type="float">
            <text:p>35,580890052356</text:p>
          </table:table-cell>
          <table:table-cell table:formula="of:=[.D49]*3.14/12*([.E49]*[.E49]+[.E49]*[.$B$2]+[.$B$2]*[.$B$2])/1000" office:value-type="float" office:value="18.4985669007817" calcext:value-type="float">
            <text:p>18,498566900781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5.6633507853403" calcext:value-type="float">
            <text:p>35,6633507853403</text:p>
          </table:table-cell>
          <table:table-cell table:formula="of:=[.D50]*3.14/12*([.E50]*[.E50]+[.E50]*[.$B$2]+[.$B$2]*[.$B$2])/1000" office:value-type="float" office:value="18.9966242924714" calcext:value-type="float">
            <text:p>18,9966242924714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5.7458115183246" calcext:value-type="float">
            <text:p>35,7458115183246</text:p>
          </table:table-cell>
          <table:table-cell table:formula="of:=[.D51]*3.14/12*([.E51]*[.E51]+[.E51]*[.$B$2]+[.$B$2]*[.$B$2])/1000" office:value-type="float" office:value="19.4969902326076" calcext:value-type="float">
            <text:p>19,4969902326076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5.8282722513089" calcext:value-type="float">
            <text:p>35,8282722513089</text:p>
          </table:table-cell>
          <table:table-cell table:formula="of:=[.D52]*3.14/12*([.E52]*[.E52]+[.E52]*[.$B$2]+[.$B$2]*[.$B$2])/1000" office:value-type="float" office:value="19.9996700590115" calcext:value-type="float">
            <text:p>19,9996700590115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5.9107329842932" calcext:value-type="float">
            <text:p>35,9107329842932</text:p>
          </table:table-cell>
          <table:table-cell table:formula="of:=[.D53]*3.14/12*([.E53]*[.E53]+[.E53]*[.$B$2]+[.$B$2]*[.$B$2])/1000" office:value-type="float" office:value="20.5046691095048" calcext:value-type="float">
            <text:p>20,504669109504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5.9931937172775" calcext:value-type="float">
            <text:p>35,9931937172775</text:p>
          </table:table-cell>
          <table:table-cell table:formula="of:=[.D54]*3.14/12*([.E54]*[.E54]+[.E54]*[.$B$2]+[.$B$2]*[.$B$2])/1000" office:value-type="float" office:value="21.0119927219087" calcext:value-type="float">
            <text:p>21,0119927219087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6.0756544502618" calcext:value-type="float">
            <text:p>36,0756544502618</text:p>
          </table:table-cell>
          <table:table-cell table:formula="of:=[.D55]*3.14/12*([.E55]*[.E55]+[.E55]*[.$B$2]+[.$B$2]*[.$B$2])/1000" office:value-type="float" office:value="21.5216462340446" calcext:value-type="float">
            <text:p>21,521646234044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6.1581151832461" calcext:value-type="float">
            <text:p>36,1581151832461</text:p>
          </table:table-cell>
          <table:table-cell table:formula="of:=[.D56]*3.14/12*([.E56]*[.E56]+[.E56]*[.$B$2]+[.$B$2]*[.$B$2])/1000" office:value-type="float" office:value="22.033634983734" calcext:value-type="float">
            <text:p>22,0336349837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6.2405759162304" calcext:value-type="float">
            <text:p>36,2405759162304</text:p>
          </table:table-cell>
          <table:table-cell table:formula="of:=[.D57]*3.14/12*([.E57]*[.E57]+[.E57]*[.$B$2]+[.$B$2]*[.$B$2])/1000" office:value-type="float" office:value="22.5479643087982" calcext:value-type="float">
            <text:p>22,5479643087982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6.3230366492147" calcext:value-type="float">
            <text:p>36,3230366492147</text:p>
          </table:table-cell>
          <table:table-cell table:formula="of:=[.D58]*3.14/12*([.E58]*[.E58]+[.E58]*[.$B$2]+[.$B$2]*[.$B$2])/1000" office:value-type="float" office:value="23.0646395470587" calcext:value-type="float">
            <text:p>23,0646395470587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6.4054973821989" calcext:value-type="float">
            <text:p>36,4054973821989</text:p>
          </table:table-cell>
          <table:table-cell table:formula="of:=[.D59]*3.14/12*([.E59]*[.E59]+[.E59]*[.$B$2]+[.$B$2]*[.$B$2])/1000" office:value-type="float" office:value="23.5836660363369" calcext:value-type="float">
            <text:p>23,583666036336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6.4879581151832" calcext:value-type="float">
            <text:p>36,4879581151832</text:p>
          </table:table-cell>
          <table:table-cell table:formula="of:=[.D60]*3.14/12*([.E60]*[.E60]+[.E60]*[.$B$2]+[.$B$2]*[.$B$2])/1000" office:value-type="float" office:value="24.1050491144541" calcext:value-type="float">
            <text:p>24,105049114454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6.5704188481675" calcext:value-type="float">
            <text:p>36,5704188481675</text:p>
          </table:table-cell>
          <table:table-cell table:formula="of:=[.D61]*3.14/12*([.E61]*[.E61]+[.E61]*[.$B$2]+[.$B$2]*[.$B$2])/1000" office:value-type="float" office:value="24.6287941192318" calcext:value-type="float">
            <text:p>24,628794119231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6.6528795811518" calcext:value-type="float">
            <text:p>36,6528795811518</text:p>
          </table:table-cell>
          <table:table-cell table:formula="of:=[.D62]*3.14/12*([.E62]*[.E62]+[.E62]*[.$B$2]+[.$B$2]*[.$B$2])/1000" office:value-type="float" office:value="25.1549063884913" calcext:value-type="float">
            <text:p>25,1549063884913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6.7353403141361" calcext:value-type="float">
            <text:p>36,7353403141361</text:p>
          </table:table-cell>
          <table:table-cell table:formula="of:=[.D63]*3.14/12*([.E63]*[.E63]+[.E63]*[.$B$2]+[.$B$2]*[.$B$2])/1000" office:value-type="float" office:value="25.683391260054" calcext:value-type="float">
            <text:p>25,68339126005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6.8178010471204" calcext:value-type="float">
            <text:p>36,8178010471204</text:p>
          </table:table-cell>
          <table:table-cell table:formula="of:=[.D64]*3.14/12*([.E64]*[.E64]+[.E64]*[.$B$2]+[.$B$2]*[.$B$2])/1000" office:value-type="float" office:value="26.2142540717415" calcext:value-type="float">
            <text:p>26,2142540717415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6.9002617801047" calcext:value-type="float">
            <text:p>36,9002617801047</text:p>
          </table:table-cell>
          <table:table-cell table:formula="of:=[.D65]*3.14/12*([.E65]*[.E65]+[.E65]*[.$B$2]+[.$B$2]*[.$B$2])/1000" office:value-type="float" office:value="26.7475001613749" calcext:value-type="float">
            <text:p>26,747500161374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6.982722513089" calcext:value-type="float">
            <text:p>36,982722513089</text:p>
          </table:table-cell>
          <table:table-cell table:formula="of:=[.D66]*3.14/12*([.E66]*[.E66]+[.E66]*[.$B$2]+[.$B$2]*[.$B$2])/1000" office:value-type="float" office:value="27.2831348667759" calcext:value-type="float">
            <text:p>27,2831348667759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7.0651832460733" calcext:value-type="float">
            <text:p>37,0651832460733</text:p>
          </table:table-cell>
          <table:table-cell table:formula="of:=[.D67]*3.14/12*([.E67]*[.E67]+[.E67]*[.$B$2]+[.$B$2]*[.$B$2])/1000" office:value-type="float" office:value="27.8211635257656" calcext:value-type="float">
            <text:p>27,821163525765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7.1476439790576" calcext:value-type="float">
            <text:p>37,1476439790576</text:p>
          </table:table-cell>
          <table:table-cell table:formula="of:=[.D68]*3.14/12*([.E68]*[.E68]+[.E68]*[.$B$2]+[.$B$2]*[.$B$2])/1000" office:value-type="float" office:value="28.3615914761657" calcext:value-type="float">
            <text:p>28,361591476165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7.2301047120419" calcext:value-type="float">
            <text:p>37,2301047120419</text:p>
          </table:table-cell>
          <table:table-cell table:formula="of:=[.D69]*3.14/12*([.E69]*[.E69]+[.E69]*[.$B$2]+[.$B$2]*[.$B$2])/1000" office:value-type="float" office:value="28.9044240557974" calcext:value-type="float">
            <text:p>28,904424055797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7.3125654450262" calcext:value-type="float">
            <text:p>37,3125654450262</text:p>
          </table:table-cell>
          <table:table-cell table:formula="of:=[.D70]*3.14/12*([.E70]*[.E70]+[.E70]*[.$B$2]+[.$B$2]*[.$B$2])/1000" office:value-type="float" office:value="29.4496666024821" calcext:value-type="float">
            <text:p>29,449666602482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7.3950261780105" calcext:value-type="float">
            <text:p>37,3950261780105</text:p>
          </table:table-cell>
          <table:table-cell table:formula="of:=[.D71]*3.14/12*([.E71]*[.E71]+[.E71]*[.$B$2]+[.$B$2]*[.$B$2])/1000" office:value-type="float" office:value="29.9973244540413" calcext:value-type="float">
            <text:p>29,99732445404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7.4774869109948" calcext:value-type="float">
            <text:p>37,4774869109948</text:p>
          </table:table-cell>
          <table:table-cell table:formula="of:=[.D72]*3.14/12*([.E72]*[.E72]+[.E72]*[.$B$2]+[.$B$2]*[.$B$2])/1000" office:value-type="float" office:value="30.5474029482964" calcext:value-type="float">
            <text:p>30,5474029482964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7.5599476439791" calcext:value-type="float">
            <text:p>37,5599476439791</text:p>
          </table:table-cell>
          <table:table-cell table:formula="of:=[.D73]*3.14/12*([.E73]*[.E73]+[.E73]*[.$B$2]+[.$B$2]*[.$B$2])/1000" office:value-type="float" office:value="31.0999074230687" calcext:value-type="float">
            <text:p>31,099907423068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7.6424083769634" calcext:value-type="float">
            <text:p>37,6424083769634</text:p>
          </table:table-cell>
          <table:table-cell table:formula="of:=[.D74]*3.14/12*([.E74]*[.E74]+[.E74]*[.$B$2]+[.$B$2]*[.$B$2])/1000" office:value-type="float" office:value="31.6548432161797" calcext:value-type="float">
            <text:p>31,6548432161797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7.7248691099476" calcext:value-type="float">
            <text:p>37,7248691099476</text:p>
          </table:table-cell>
          <table:table-cell table:formula="of:=[.D75]*3.14/12*([.E75]*[.E75]+[.E75]*[.$B$2]+[.$B$2]*[.$B$2])/1000" office:value-type="float" office:value="32.2122156654507" calcext:value-type="float">
            <text:p>32,2122156654507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9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9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29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29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9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28"/>
          <table:table-cell table:number-columns-repeated="5"/>
        </table:table-row>
        <table:table-row table:style-name="ro1">
          <table:table-cell table:style-name="ce29" office:value-type="string" calcext:value-type="string">
            <text:p>Refraktometer Alkoholkorrektur</text:p>
          </table:table-cell>
          <table:table-cell table:number-columns-repeated="3"/>
          <table:table-cell table:style-name="ce28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9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9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9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9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9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9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9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31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3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table:style-name="ce32"/>
          <table:table-cell table:number-columns-repeated="4"/>
        </table:table-row>
      </table:table>
      <table:table table:name="Spundungstabelle" table:style-name="ta1">
        <table:table-column table:style-name="co20" table:default-cell-style-name="ce29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4" calcext:value-type="float">
            <text:p>24</text:p>
          </table:table-cell>
          <table:table-cell table:style-name="ce29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101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101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101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101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101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101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101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101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101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101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101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101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101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101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101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101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101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101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101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101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101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101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101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101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101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9" office:value-type="string" calcext:value-type="string">
            <text:p>Würzegehalt [°P]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9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9" office:value-type="string" calcext:value-type="string">
            <text:p>Alpha[%]</text:p>
          </table:table-cell>
          <table:table-cell table:style-name="ce29" office:value-type="string" calcext:value-type="string">
            <text:p>Kochzeit [min]</text:p>
          </table:table-cell>
          <table:table-cell table:style-name="ce29" office:value-type="string" calcext:value-type="string">
            <text:p>Hopfengabe [g]</text:p>
          </table:table-cell>
          <table:table-cell table:style-name="ce29" office:value-type="string" calcext:value-type="string">
            <text:p>Ausnutzung</text:p>
          </table:table-cell>
          <table:table-cell table:style-name="ce29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Bitterhopfen</text:p>
          </table:table-cell>
          <table:table-cell office:value-type="float" office:value="6.5" calcext:value-type="float">
            <text:p>6,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7]))/4.15" office:value-type="float" office:value="0.242572161972646" calcext:value-type="float">
            <text:p>0,242572161972646</text:p>
          </table:table-cell>
          <table:table-cell table:formula="of:=[.G7]*[.E7]*10*[.H7]/[.$E$5]" office:value-type="float" office:value="7.883595264111" calcext:value-type="float">
            <text:p>7,883595264111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Geschmackshopfen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1.65*0.000125^(0.004*[.$E$4]))*(1-EXP(-0.04*[.F8]))/4.15" office:value-type="float" office:value="0.142226250936181" calcext:value-type="float">
            <text:p>0,142226250936181</text:p>
          </table:table-cell>
          <table:table-cell table:formula="of:=[.G8]*[.E8]*10*[.H8]/[.$E$5]" office:value-type="float" office:value="9.24470631085178" calcext:value-type="float">
            <text:p>9,24470631085178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Aromahopfen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9]))/4.15" office:value-type="float" office:value="0.0468178707790828" calcext:value-type="float">
            <text:p>0,046817870779083</text:p>
          </table:table-cell>
          <table:table-cell table:formula="of:=[.G9]*[.E9]*10*[.H9]/[.$E$5]" office:value-type="float" office:value="1.52158080032019" calcext:value-type="float">
            <text:p>1,52158080032019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9" office:value-type="string" calcext:value-type="string">
            <text:p>IBU gesamt</text:p>
          </table:table-cell>
          <table:table-cell table:formula="of:=SUM([.I7:.I9])" office:value-type="float" office:value="18.649882375283" calcext:value-type="float">
            <text:p>18,649882375283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4">
          <table:table-cell table:number-columns-repeated="3"/>
          <table:table-cell table:style-name="ce3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.00.0000</text:date>, <text:time style:data-style-name="N2" text:time-value="13:04:33.1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9:02:34.956000000</meta:creation-date>
    <meta:editing-duration>PT31M27S</meta:editing-duration>
    <meta:editing-cycles>5</meta:editing-cycles>
    <meta:generator>LibreOffice/6.2.1.2$Windows_X86_64 LibreOffice_project/7bcb35dc3024a62dea0caee87020152d1ee96e71</meta:generator>
    <dc:date>2020-02-14T13:07:51.182000000</dc:date>
    <meta:document-statistic meta:table-count="8" meta:cell-count="1740" meta:object-count="0"/>
  </office:meta>
</office:document-meta>
</file>